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automatic" fo:wrap-option="wrap"/>
      <style:text-properties style:text-line-through-style="solid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1.4577083333333cm"/>
    </style:style>
    <style:style style:name="co8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29.2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5"/>
        <table:table-column table:style-name="co4" table:default-cell-style-name="ce8"/>
        <table:table-column table:style-name="co5" table:number-columns-repeated="1019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7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7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8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7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7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23" table:style-name="ce5">
            <text:p>23</text:p>
          </table:table-cell>
          <table:table-cell office:value-type="string" table:style-name="ce9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7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7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7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7" table:style-name="ce5">
            <text:p>3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1" table:style-name="ce5">
            <text:p>4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2" table:style-name="ce5">
            <text:p>4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6" table:style-name="ce5">
            <text:p>4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7" table:style-name="ce5">
            <text:p>4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number-rows-repeated="1048527" table:style-name="ro9">
          <table:table-cell table:number-columns-repeated="16384"/>
        </table:table-row>
      </table:table>
      <table:table table:name="Готово" table:style-name="ta1">
        <table:table-column table:style-name="co7" table:default-cell-style-name="ce4"/>
        <table:table-column table:style-name="co8" table:default-cell-style-name="ce4"/>
        <table:table-column table:style-name="co5" table:number-columns-repeated="1021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5" table:number-columns-repeated="1023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49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Vladimir Sorokonenko</dc:creator>
    <dc:date>2012-07-19T16:16:06Z</dc:date>
    <meta:editing-cycles>1</meta:editing-cycles>
    <meta:editing-duration>PT53S</meta:editing-duration>
  </office:meta>
</office:document-meta>
</file>